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4pt" officeooo:rsid="000725c1" officeooo:paragraph-rsid="000725c1" style:font-size-asian="14pt" style:font-size-complex="14pt"/>
    </style:style>
    <style:style style:name="P2" style:family="paragraph" style:parent-style-name="Preformatted_20_Text">
      <style:paragraph-properties fo:text-align="center" style:justify-single-word="false"/>
      <style:text-properties fo:font-size="14pt" officeooo:rsid="000725c1" officeooo:paragraph-rsid="000725c1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con sept</text:p>
      <text:p text:style-name="P1"/>
      <text:p text:style-name="P1">Paul porte un veston et un pantalon. Sa chemise est blanche. Il a des souliers noirs et des <text:s/>chaussettes grises.</text:p>
      <text:p text:style-name="P1">-As-tu ta casquette, Paul? demande sa soeur Marie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9T14:30:10.536513381</dc:date>
    <meta:editing-duration>PT1M38S</meta:editing-duration>
    <meta:editing-cycles>1</meta:editing-cycles>
    <meta:document-statistic meta:table-count="0" meta:image-count="0" meta:object-count="0" meta:page-count="1" meta:paragraph-count="3" meta:word-count="30" meta:character-count="174" meta:non-whitespace-character-count="144"/>
    <meta:generator>LibreOffice/5.2.7.2$Linux_X86_64 LibreOffice_project/20$Build-2</meta:generator>
  </office:meta>
</office:document-meta>
</file>